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a448" officeooo:paragraph-rsid="0014a448"/>
    </style:style>
    <style:style style:name="P2" style:family="paragraph" style:parent-style-name="Standard">
      <style:paragraph-properties fo:text-align="start" style:justify-single-word="false"/>
      <style:text-properties officeooo:rsid="0014a448" officeooo:paragraph-rsid="0014a448"/>
    </style:style>
    <style:style style:name="P3" style:family="paragraph" style:parent-style-name="Standard">
      <loext:graphic-properties draw:fill="solid" draw:fill-color="#1e1f22"/>
      <style:paragraph-properties fo:text-align="start" style:justify-single-word="false" fo:background-color="#1e1f22" fo:padding="0cm" fo:border="none" style:shadow="none"/>
      <style:text-properties officeooo:rsid="0014a448" officeooo:paragraph-rsid="0014a448"/>
    </style:style>
    <style:style style:name="P4" style:family="paragraph" style:parent-style-name="Standard">
      <style:paragraph-properties fo:text-align="start" style:justify-single-word="false"/>
      <style:text-properties officeooo:rsid="0014f373" officeooo:paragraph-rsid="0014f373"/>
    </style:style>
    <style:style style:name="P5" style:family="paragraph" style:parent-style-name="Standard">
      <loext:graphic-properties draw:fill="solid" draw:fill-color="#1e1f22"/>
      <style:paragraph-properties fo:text-align="start" style:justify-single-word="false" fo:background-color="#1e1f22" fo:padding="0cm" fo:border="none" style:shadow="none"/>
      <style:text-properties officeooo:rsid="0014f373" officeooo:paragraph-rsid="0014f373"/>
    </style:style>
    <style:style style:name="P6" style:family="paragraph" style:parent-style-name="Standard">
      <style:paragraph-properties fo:text-align="start" style:justify-single-word="false"/>
      <style:text-properties officeooo:rsid="0014f373" officeooo:paragraph-rsid="0014f373"/>
    </style:style>
    <style:style style:name="P7" style:family="paragraph" style:parent-style-name="Standard">
      <style:paragraph-properties fo:text-align="start" style:justify-single-word="false"/>
      <style:text-properties officeooo:rsid="00186d4d" officeooo:paragraph-rsid="00186d4d"/>
    </style:style>
    <style:style style:name="P8" style:family="paragraph" style:parent-style-name="Standard">
      <loext:graphic-properties draw:fill="solid" draw:fill-color="#1e1f22"/>
      <style:paragraph-properties fo:text-align="start" style:justify-single-word="false" fo:background-color="#1e1f22" fo:padding="0cm" fo:border="none" style:shadow="none"/>
      <style:text-properties officeooo:rsid="00186d4d" officeooo:paragraph-rsid="00186d4d"/>
    </style:style>
    <style:style style:name="P9" style:family="paragraph" style:parent-style-name="Standard">
      <style:paragraph-properties fo:text-align="start" style:justify-single-word="false"/>
      <style:text-properties officeooo:paragraph-rsid="00186d4d"/>
    </style:style>
    <style:style style:name="T1" style:family="text">
      <style:text-properties fo:color="#d5b778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d5b778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1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officeooo:rsid="00186d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-3</text:p>
      <text:p text:style-name="P2"/>
      <text:p text:style-name="P2">Q.1.</text:p>
      <text:p text:style-name="P2"><text:s/>Xml:</text:p>
      <text:p text:style-name="P3"><text:span text:style-name="T1">&lt;?</text:span><text:span text:style-name="T3">xml version</text:span><text:span text:style-name="T6">="1.0" </text:span><text:span text:style-name="T3">encoding</text:span><text:span text:style-name="T6">="utf-8"</text:span><text:span text:style-name="T1">?&gt;</text:span><text:line-break/><text:span text:style-name="T1">&lt;LinearLayout </text:span><text:span text:style-name="T3">xmlns:</text:span><text:span text:style-name="T8">android</text:span><text:span text:style-name="T6">="http://schemas.android.com/apk/res/android"</text:span><text:line-break/><text:span text:style-name="T6"> <text:s text:c="3"/></text:span><text:span text:style-name="T3">xmlns:</text:span><text:span text:style-name="T8">app</text:span><text:span text:style-name="T6">="http://schemas.android.com/apk/res-auto"</text:span><text:line-break/><text:span text:style-name="T6"> <text:s text:c="3"/></text:span><text:span text:style-name="T3">xmlns:</text:span><text:span text:style-name="T8">tools</text:span><text:span text:style-name="T6">="http://schemas.android.com/tools"</text:span><text:line-break/><text:span text:style-name="T6"> <text:s text:c="3"/></text:span><text:span text:style-name="T8">android</text:span><text:span text:style-name="T3">:layout_width</text:span><text:span text:style-name="T6">="match_parent"</text:span><text:line-break/><text:span text:style-name="T6"> <text:s text:c="3"/></text:span><text:span text:style-name="T8">android</text:span><text:span text:style-name="T3">:layout_height</text:span><text:span text:style-name="T6">="match_parent"</text:span><text:line-break/><text:span text:style-name="T6"> <text:s text:c="3"/></text:span><text:span text:style-name="T8">android</text:span><text:span text:style-name="T3">:orientation</text:span><text:span text:style-name="T6">="vertical"</text:span><text:line-break/><text:span text:style-name="T6"> <text:s text:c="3"/></text:span><text:span text:style-name="T8">tools</text:span><text:span text:style-name="T3">:context</text:span><text:span text:style-name="T6">=".MainActivity" </text:span><text:span text:style-name="T1">&gt;</text:span><text:line-break/><text:line-break/><text:span text:style-name="T1"> <text:s text:c="3"/>&lt;Button</text:span><text:line-break/><text:span text:style-name="T1"> <text:s text:c="7"/></text:span><text:span text:style-name="T8">android</text:span><text:span text:style-name="T3">:id</text:span><text:span text:style-name="T6">="@+id/button"</text:span><text:line-break/><text:span text:style-name="T6"> <text:s text:c="7"/></text:span><text:span text:style-name="T8">android</text:span><text:span text:style-name="T3">:layout_width</text:span><text:span text:style-name="T6">="match_parent"</text:span><text:line-break/><text:span text:style-name="T6"> <text:s text:c="7"/></text:span><text:span text:style-name="T8">android</text:span><text:span text:style-name="T3">:layout_height</text:span><text:span text:style-name="T6">="62dp"</text:span><text:line-break/><text:span text:style-name="T6"> <text:s text:c="7"/></text:span><text:span text:style-name="T8">android</text:span><text:span text:style-name="T3">:text</text:span><text:span text:style-name="T6">="Button" </text:span><text:span text:style-name="T1">/&gt;</text:span><text:line-break/><text:line-break/><text:span text:style-name="T1"> <text:s text:c="3"/>&lt;TextView</text:span><text:line-break/><text:span text:style-name="T1"> <text:s text:c="7"/></text:span><text:span text:style-name="T8">android</text:span><text:span text:style-name="T3">:id</text:span><text:span text:style-name="T6">="@+id/textView"</text:span><text:line-break/><text:span text:style-name="T6"> <text:s text:c="7"/></text:span><text:span text:style-name="T8">android</text:span><text:span text:style-name="T3">:layout_width</text:span><text:span text:style-name="T6">="match_parent"</text:span><text:line-break/><text:span text:style-name="T6"> <text:s text:c="7"/></text:span><text:span text:style-name="T8">android</text:span><text:span text:style-name="T3">:layout_height</text:span><text:span text:style-name="T6">="wrap_content"</text:span><text:line-break/><text:span text:style-name="T6"> <text:s text:c="7"/></text:span><text:span text:style-name="T8">android</text:span><text:span text:style-name="T3">:text</text:span><text:span text:style-name="T6">="TextView" </text:span><text:span text:style-name="T1">/&gt;</text:span><text:line-break/><text:span text:style-name="T1">&lt;/LinearLayout&gt;</text:span></text:p>
      <text:p text:style-name="P2"/>
      <text:p text:style-name="P2">Program:</text:p>
      <text:p text:style-name="P3"><text:span text:style-name="T12">package </text:span><text:span text:style-name="T3">com.example.q3a4;</text:span><text:line-break/><text:line-break/><text:span text:style-name="T12">import </text:span><text:span text:style-name="T3">androidx.appcompat.app.AppCompatActivity;</text:span><text:line-break/><text:line-break/><text:span text:style-name="T12">import </text:span><text:span text:style-name="T3">android.app.DatePickerDialog;</text:span><text:line-break/><text:span text:style-name="T12">import </text:span><text:span text:style-name="T3">android.os.Bundle;</text:span><text:line-break/><text:span text:style-name="T12">import </text:span><text:span text:style-name="T3">android.view.View;</text:span><text:line-break/><text:span text:style-name="T12">import </text:span><text:span text:style-name="T3">android.widget.Button;</text:span><text:line-break/><text:span text:style-name="T12">import </text:span><text:span text:style-name="T3">android.widget.DatePicker;</text:span><text:line-break/><text:span text:style-name="T12">import </text:span><text:span text:style-name="T3">android.widget.TextView;</text:span><text:line-break/><text:line-break/><text:span text:style-name="T12">import </text:span><text:span text:style-name="T3">java.util.Calendar;</text:span><text:line-break/><text:line-break/><text:span text:style-name="T12">public class </text:span><text:span text:style-name="T3">MainActivity </text:span><text:span text:style-name="T12">extends </text:span><text:span text:style-name="T3">AppCompatActivity {</text:span><text:line-break/><text:span text:style-name="T3"> <text:s text:c="3"/>Calendar </text:span><text:span text:style-name="T8">c</text:span><text:span text:style-name="T3">;</text:span><text:line-break/><text:span text:style-name="T3"> <text:s text:c="3"/>DatePickerDialog </text:span><text:span text:style-name="T8">dp</text:span><text:span text:style-name="T3">;</text:span><text:line-break/><text:span text:style-name="T3"> <text:s text:c="3"/>Button </text:span><text:span text:style-name="T8">btn</text:span><text:span text:style-name="T3">;</text:span><text:line-break/><text:span text:style-name="T3"> <text:s text:c="3"/>TextView </text:span><text:span text:style-name="T8">tv</text:span><text:span text:style-name="T3">;</text:span><text:line-break/><text:line-break/><text:span text:style-name="T3"> <text:s text:c="3"/></text:span><text:span text:style-name="T14">@Override</text:span><text:line-break/><text:span text:style-name="T14"> <text:s text:c="3"/></text:span><text:span text:style-name="T12">protected void </text:span><text:span text:style-name="T16">onCreate</text:span><text:span text:style-name="T3">(Bundle savedInstanceState) {</text:span><text:line-break/><text:span text:style-name="T3"> <text:s text:c="7"/></text:span><text:span text:style-name="T12">super</text:span><text:span text:style-name="T3">.onCreate(savedInstanceState);</text:span><text:line-break/><text:span text:style-name="T3"> <text:s text:c="7"/>setContentView(R.layout.</text:span><text:span text:style-name="T10">activity_main</text:span><text:span text:style-name="T3">);</text:span><text:line-break/><text:span text:style-name="T3"> <text:s text:c="7"/></text:span><text:span text:style-name="T8">btn</text:span><text:span text:style-name="T3">=findViewById(R.id.</text:span><text:span text:style-name="T10">button</text:span><text:span text:style-name="T3">);</text:span><text:line-break/><text:span text:style-name="T3"> <text:s text:c="7"/></text:span><text:span text:style-name="T8">tv</text:span><text:span text:style-name="T3">=findViewById(R.id.</text:span><text:span text:style-name="T10">textView</text:span><text:span text:style-name="T3">);</text:span><text:line-break/><text:line-break/><text:span text:style-name="T3"> <text:s text:c="7"/></text:span><text:span text:style-name="T8">btn</text:span><text:span text:style-name="T3">.setOnClickListener(</text:span><text:span text:style-name="T12">new </text:span><text:span text:style-name="T3">View.OnClickListener() {</text:span><text:line-break/><text:span text:style-name="T3"> <text:s text:c="11"/></text:span><text:span text:style-name="T14">@Override</text:span><text:line-break/><text:span text:style-name="T14"> <text:s text:c="11"/></text:span><text:span text:style-name="T12">public void </text:span><text:span text:style-name="T16">onClick</text:span><text:span text:style-name="T3">(View v) {</text:span><text:line-break/><text:span text:style-name="T3"> <text:s text:c="15"/></text:span><text:span text:style-name="T8">c</text:span><text:span text:style-name="T3">=Calendar.</text:span><text:span text:style-name="T5">getInstance</text:span><text:span text:style-name="T3">();</text:span><text:line-break/><text:span text:style-name="T3"> <text:s text:c="15"/></text:span><text:span text:style-name="T12">int </text:span><text:span text:style-name="T3">dd=</text:span><text:span text:style-name="T8">c</text:span><text:span text:style-name="T3">.get(Calendar.</text:span><text:span text:style-name="T10">DAY_OF_MONTH</text:span><text:span text:style-name="T3">);</text:span><text:line-break/><text:span text:style-name="T3"> <text:s text:c="15"/></text:span><text:span text:style-name="T12">int </text:span><text:span text:style-name="T3">mm=</text:span><text:span text:style-name="T8">c</text:span><text:span text:style-name="T3">.get(Calendar.</text:span><text:span text:style-name="T10">MONTH</text:span><text:span text:style-name="T3">);</text:span><text:line-break/><text:soft-page-break/><text:span text:style-name="T3"> <text:s text:c="15"/></text:span><text:span text:style-name="T12">int </text:span><text:span text:style-name="T3">yy=</text:span><text:span text:style-name="T8">c</text:span><text:span text:style-name="T3">.get(Calendar.</text:span><text:span text:style-name="T10">YEAR</text:span><text:span text:style-name="T3">);</text:span><text:line-break/><text:span text:style-name="T3"> <text:s text:c="15"/></text:span><text:span text:style-name="T8">dp</text:span><text:span text:style-name="T3">=</text:span><text:span text:style-name="T12">new </text:span><text:span text:style-name="T3">DatePickerDialog(MainActivity.</text:span><text:span text:style-name="T12">this</text:span><text:span text:style-name="T3">, </text:span><text:span text:style-name="T12">new </text:span><text:span text:style-name="T3">DatePickerDialog.OnDateSetListener() {</text:span><text:line-break/><text:span text:style-name="T3"> <text:s text:c="19"/></text:span><text:span text:style-name="T14">@Override</text:span><text:line-break/><text:span text:style-name="T14"> <text:s text:c="19"/></text:span><text:span text:style-name="T12">public void </text:span><text:span text:style-name="T16">onDateSet</text:span><text:span text:style-name="T3">(DatePicker view, </text:span><text:span text:style-name="T12">int </text:span><text:span text:style-name="T3">year, </text:span><text:span text:style-name="T12">int </text:span><text:span text:style-name="T3">month, </text:span><text:span text:style-name="T12">int </text:span><text:span text:style-name="T3">dayOfMonth) {</text:span><text:line-break/><text:span text:style-name="T3"> <text:s text:c="23"/></text:span><text:span text:style-name="T8">tv</text:span><text:span text:style-name="T3">.setText(dayOfMonth+</text:span><text:span text:style-name="T6">"/"</text:span><text:span text:style-name="T3">+(month+</text:span><text:span text:style-name="T18">1</text:span><text:span text:style-name="T3">)+</text:span><text:span text:style-name="T6">"/"</text:span><text:span text:style-name="T3">+year);</text:span><text:line-break/><text:span text:style-name="T3"> <text:s text:c="19"/>}</text:span><text:line-break/><text:span text:style-name="T3"> <text:s text:c="15"/>},dd,mm,yy);</text:span><text:line-break/><text:span text:style-name="T3"> <text:s text:c="15"/></text:span><text:span text:style-name="T8">dp</text:span><text:span text:style-name="T3">.show();</text:span><text:line-break/><text:span text:style-name="T3"> <text:s text:c="11"/>}</text:span><text:line-break/><text:span text:style-name="T3"> <text:s text:c="7"/>});</text:span><text:line-break/><text:span text:style-name="T3"> <text:s text:c="3"/>}</text:span><text:line-break/><text:span text:style-name="T3">}</text:span></text:p>
      <text:p text:style-name="P2"/>
      <text:p text:style-name="P2"/>
      <text:p text:style-name="P2">Q.2.</text:p>
      <text:p text:style-name="P4">XML:</text:p>
      <text:p text:style-name="P5"><text:span text:style-name="T1">&lt;?</text:span><text:span text:style-name="T3">xml version</text:span><text:span text:style-name="T6">="1.0" </text:span><text:span text:style-name="T3">encoding</text:span><text:span text:style-name="T6">="utf-8"</text:span><text:span text:style-name="T1">?&gt;</text:span><text:line-break/><text:span text:style-name="T1">&lt;LinearLayout </text:span><text:span text:style-name="T3">xmlns:</text:span><text:span text:style-name="T8">android</text:span><text:span text:style-name="T6">="http://schemas.android.com/apk/res/android"</text:span><text:line-break/><text:span text:style-name="T6"> <text:s text:c="3"/></text:span><text:span text:style-name="T3">xmlns:</text:span><text:span text:style-name="T8">app</text:span><text:span text:style-name="T6">="http://schemas.android.com/apk/res-auto"</text:span><text:line-break/><text:span text:style-name="T6"> <text:s text:c="3"/></text:span><text:span text:style-name="T3">xmlns:</text:span><text:span text:style-name="T8">tools</text:span><text:span text:style-name="T6">="http://schemas.android.com/tools"</text:span><text:line-break/><text:span text:style-name="T6"> <text:s text:c="3"/></text:span><text:span text:style-name="T8">android</text:span><text:span text:style-name="T3">:layout_width</text:span><text:span text:style-name="T6">="match_parent"</text:span><text:line-break/><text:span text:style-name="T6"> <text:s text:c="3"/></text:span><text:span text:style-name="T8">android</text:span><text:span text:style-name="T3">:layout_height</text:span><text:span text:style-name="T6">="match_parent"</text:span><text:line-break/><text:span text:style-name="T6"> <text:s text:c="3"/></text:span><text:span text:style-name="T8">android</text:span><text:span text:style-name="T3">:orientation</text:span><text:span text:style-name="T6">="vertical"</text:span><text:line-break/><text:span text:style-name="T6"> <text:s text:c="3"/></text:span><text:span text:style-name="T8">tools</text:span><text:span text:style-name="T3">:context</text:span><text:span text:style-name="T6">=".MainActivity" </text:span><text:span text:style-name="T1">&gt;</text:span><text:line-break/><text:line-break/><text:span text:style-name="T1"> <text:s text:c="3"/>&lt;Button</text:span><text:line-break/><text:span text:style-name="T1"> <text:s text:c="7"/></text:span><text:span text:style-name="T8">android</text:span><text:span text:style-name="T3">:id</text:span><text:span text:style-name="T6">="@+id/button"</text:span><text:line-break/><text:span text:style-name="T6"> <text:s text:c="7"/></text:span><text:span text:style-name="T8">android</text:span><text:span text:style-name="T3">:layout_width</text:span><text:span text:style-name="T6">="match_parent"</text:span><text:line-break/><text:span text:style-name="T6"> <text:s text:c="7"/></text:span><text:span text:style-name="T8">android</text:span><text:span text:style-name="T3">:layout_height</text:span><text:span text:style-name="T6">="62dp"</text:span><text:line-break/><text:span text:style-name="T6"> <text:s text:c="7"/></text:span><text:span text:style-name="T8">android</text:span><text:span text:style-name="T3">:text</text:span><text:span text:style-name="T6">="Button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8">android</text:span><text:span text:style-name="T3">:id</text:span><text:span text:style-name="T6">="@+id/button2"</text:span><text:line-break/><text:span text:style-name="T6"> <text:s text:c="7"/></text:span><text:span text:style-name="T8">android</text:span><text:span text:style-name="T3">:layout_width</text:span><text:span text:style-name="T6">="match_parent"</text:span><text:line-break/><text:span text:style-name="T6"> <text:s text:c="7"/></text:span><text:span text:style-name="T8">android</text:span><text:span text:style-name="T3">:layout_height</text:span><text:span text:style-name="T6">="wrap_content"</text:span><text:line-break/><text:span text:style-name="T6"> <text:s text:c="7"/></text:span><text:span text:style-name="T8">android</text:span><text:span text:style-name="T3">:text</text:span><text:span text:style-name="T6">="Button" </text:span><text:span text:style-name="T1">/&gt;</text:span><text:line-break/><text:line-break/><text:span text:style-name="T1"> <text:s text:c="3"/>&lt;TextView</text:span><text:line-break/><text:span text:style-name="T1"> <text:s text:c="7"/></text:span><text:span text:style-name="T8">android</text:span><text:span text:style-name="T3">:id</text:span><text:span text:style-name="T6">="@+id/textView2"</text:span><text:line-break/><text:span text:style-name="T6"> <text:s text:c="7"/></text:span><text:span text:style-name="T8">android</text:span><text:span text:style-name="T3">:layout_width</text:span><text:span text:style-name="T6">="match_parent"</text:span><text:line-break/><text:span text:style-name="T6"> <text:s text:c="7"/></text:span><text:span text:style-name="T8">android</text:span><text:span text:style-name="T3">:layout_height</text:span><text:span text:style-name="T6">="wrap_content"</text:span><text:line-break/><text:span text:style-name="T6"> <text:s text:c="7"/></text:span><text:span text:style-name="T8">android</text:span><text:span text:style-name="T3">:text</text:span><text:span text:style-name="T6">="TextView" </text:span><text:span text:style-name="T1">/&gt;</text:span><text:line-break/><text:line-break/><text:span text:style-name="T1"> <text:s text:c="3"/>&lt;TextView</text:span><text:line-break/><text:span text:style-name="T1"> <text:s text:c="7"/></text:span><text:span text:style-name="T8">android</text:span><text:span text:style-name="T3">:id</text:span><text:span text:style-name="T6">="@+id/textView3"</text:span><text:line-break/><text:span text:style-name="T6"> <text:s text:c="7"/></text:span><text:span text:style-name="T8">android</text:span><text:span text:style-name="T3">:layout_width</text:span><text:span text:style-name="T6">="match_parent"</text:span><text:line-break/><text:span text:style-name="T6"> <text:s text:c="7"/></text:span><text:span text:style-name="T8">android</text:span><text:span text:style-name="T3">:layout_height</text:span><text:span text:style-name="T6">="wrap_content"</text:span><text:line-break/><text:span text:style-name="T6"> <text:s text:c="7"/></text:span><text:span text:style-name="T8">android</text:span><text:span text:style-name="T3">:text</text:span><text:span text:style-name="T6">="TextView" </text:span><text:span text:style-name="T1">/&gt;</text:span><text:line-break/><text:line-break/><text:span text:style-name="T1">&lt;/LinearLayout&gt;</text:span></text:p>
      <text:p text:style-name="P4"/>
      <text:p text:style-name="P4">Program:</text:p>
      <text:p text:style-name="P5"><text:span text:style-name="T12">package </text:span><text:span text:style-name="T3">com.example.q3a4;</text:span><text:line-break/><text:line-break/><text:span text:style-name="T12">import </text:span><text:span text:style-name="T3">androidx.appcompat.app.AppCompatActivity;</text:span><text:line-break/><text:line-break/><text:span text:style-name="T12">import </text:span><text:span text:style-name="T3">android.app.DatePickerDialog;</text:span><text:line-break/><text:span text:style-name="T12">import </text:span><text:span text:style-name="T3">android.app.TimePickerDialog;</text:span><text:line-break/><text:span text:style-name="T12">import </text:span><text:span text:style-name="T3">android.os.Bundle;</text:span><text:line-break/><text:soft-page-break/><text:span text:style-name="T12">import </text:span><text:span text:style-name="T3">android.view.View;</text:span><text:line-break/><text:span text:style-name="T12">import </text:span><text:span text:style-name="T3">android.widget.Button;</text:span><text:line-break/><text:span text:style-name="T12">import </text:span><text:span text:style-name="T3">android.widget.DatePicker;</text:span><text:line-break/><text:span text:style-name="T12">import </text:span><text:span text:style-name="T3">android.widget.TextView;</text:span><text:line-break/><text:span text:style-name="T12">import </text:span><text:span text:style-name="T3">android.widget.TimePicker;</text:span><text:line-break/><text:line-break/><text:span text:style-name="T12">import </text:span><text:span text:style-name="T3">java.util.Calendar;</text:span><text:line-break/><text:line-break/><text:span text:style-name="T12">public class </text:span><text:span text:style-name="T3">MainActivity </text:span><text:span text:style-name="T12">extends </text:span><text:span text:style-name="T3">AppCompatActivity {</text:span><text:line-break/><text:span text:style-name="T3"> <text:s text:c="3"/>Calendar </text:span><text:span text:style-name="T8">c</text:span><text:span text:style-name="T3">;</text:span><text:line-break/><text:span text:style-name="T3"> <text:s text:c="3"/>DatePickerDialog </text:span><text:span text:style-name="T8">dp</text:span><text:span text:style-name="T3">;</text:span><text:line-break/><text:span text:style-name="T3"> <text:s text:c="3"/>TimePickerDialog </text:span><text:span text:style-name="T8">tp</text:span><text:span text:style-name="T3">;</text:span><text:line-break/><text:span text:style-name="T3"> <text:s text:c="3"/>Button </text:span><text:span text:style-name="T8">btn</text:span><text:span text:style-name="T3">;</text:span><text:line-break/><text:span text:style-name="T3"> <text:s text:c="3"/>Button </text:span><text:span text:style-name="T8">btn1</text:span><text:span text:style-name="T3">;</text:span><text:line-break/><text:span text:style-name="T3"> <text:s text:c="3"/>TextView </text:span><text:span text:style-name="T8">tv1</text:span><text:span text:style-name="T3">;</text:span><text:line-break/><text:span text:style-name="T3"> <text:s text:c="3"/>TextView </text:span><text:span text:style-name="T8">tv2</text:span><text:span text:style-name="T3">;</text:span><text:line-break/><text:line-break/><text:span text:style-name="T3"> <text:s text:c="3"/></text:span><text:span text:style-name="T14">@Override</text:span><text:line-break/><text:span text:style-name="T14"> <text:s text:c="3"/></text:span><text:span text:style-name="T12">protected void </text:span><text:span text:style-name="T16">onCreate</text:span><text:span text:style-name="T3">(Bundle savedInstanceState) {</text:span><text:line-break/><text:span text:style-name="T3"> <text:s text:c="7"/></text:span><text:span text:style-name="T12">super</text:span><text:span text:style-name="T3">.onCreate(savedInstanceState);</text:span><text:line-break/><text:span text:style-name="T3"> <text:s text:c="7"/>setContentView(R.layout.</text:span><text:span text:style-name="T10">activity_main</text:span><text:span text:style-name="T3">);</text:span><text:line-break/><text:span text:style-name="T3"> <text:s text:c="7"/></text:span><text:span text:style-name="T8">btn</text:span><text:span text:style-name="T3">=findViewById(R.id.</text:span><text:span text:style-name="T10">button</text:span><text:span text:style-name="T3">);</text:span><text:line-break/><text:span text:style-name="T3"> <text:s text:c="7"/></text:span><text:span text:style-name="T8">btn1</text:span><text:span text:style-name="T3">=findViewById(R.id.</text:span><text:span text:style-name="T10">button2</text:span><text:span text:style-name="T3">);</text:span><text:line-break/><text:span text:style-name="T3"> <text:s text:c="7"/></text:span><text:span text:style-name="T8">tv1</text:span><text:span text:style-name="T3">=findViewById(R.id.</text:span><text:span text:style-name="T10">textView2</text:span><text:span text:style-name="T3">);</text:span><text:line-break/><text:span text:style-name="T3"> <text:s text:c="7"/></text:span><text:span text:style-name="T8">tv2</text:span><text:span text:style-name="T3">=findViewById(R.id.</text:span><text:span text:style-name="T10">textView3</text:span><text:span text:style-name="T3">);</text:span><text:line-break/><text:line-break/><text:span text:style-name="T3"> <text:s text:c="7"/></text:span><text:span text:style-name="T8">btn</text:span><text:span text:style-name="T3">.setOnClickListener(</text:span><text:span text:style-name="T12">new </text:span><text:span text:style-name="T3">View.OnClickListener() {</text:span><text:line-break/><text:span text:style-name="T3"> <text:s text:c="11"/></text:span><text:span text:style-name="T14">@Override</text:span><text:line-break/><text:span text:style-name="T14"> <text:s text:c="11"/></text:span><text:span text:style-name="T12">public void </text:span><text:span text:style-name="T16">onClick</text:span><text:span text:style-name="T3">(View v) {</text:span><text:line-break/><text:span text:style-name="T3"> <text:s text:c="15"/></text:span><text:span text:style-name="T8">c</text:span><text:span text:style-name="T3">=Calendar.</text:span><text:span text:style-name="T5">getInstance</text:span><text:span text:style-name="T3">();</text:span><text:line-break/><text:span text:style-name="T3"> <text:s text:c="15"/></text:span><text:span text:style-name="T12">int </text:span><text:span text:style-name="T3">dd=</text:span><text:span text:style-name="T8">c</text:span><text:span text:style-name="T3">.get(Calendar.</text:span><text:span text:style-name="T10">DAY_OF_MONTH</text:span><text:span text:style-name="T3">);</text:span><text:line-break/><text:span text:style-name="T3"> <text:s text:c="15"/></text:span><text:span text:style-name="T12">int </text:span><text:span text:style-name="T3">mm=</text:span><text:span text:style-name="T8">c</text:span><text:span text:style-name="T3">.get(Calendar.</text:span><text:span text:style-name="T10">MONTH</text:span><text:span text:style-name="T3">);</text:span><text:line-break/><text:span text:style-name="T3"> <text:s text:c="15"/></text:span><text:span text:style-name="T12">int </text:span><text:span text:style-name="T3">yy=</text:span><text:span text:style-name="T8">c</text:span><text:span text:style-name="T3">.get(Calendar.</text:span><text:span text:style-name="T10">YEAR</text:span><text:span text:style-name="T3">);</text:span><text:line-break/><text:span text:style-name="T3"> <text:s text:c="15"/></text:span><text:span text:style-name="T8">dp</text:span><text:span text:style-name="T3">=</text:span><text:span text:style-name="T12">new </text:span><text:span text:style-name="T3">DatePickerDialog(MainActivity.</text:span><text:span text:style-name="T12">this</text:span><text:span text:style-name="T3">, </text:span><text:span text:style-name="T12">new </text:span><text:span text:style-name="T3">DatePickerDialog.OnDateSetListener() {</text:span><text:line-break/><text:span text:style-name="T3"> <text:s text:c="19"/></text:span><text:span text:style-name="T14">@Override</text:span><text:line-break/><text:span text:style-name="T14"> <text:s text:c="19"/></text:span><text:span text:style-name="T12">public void </text:span><text:span text:style-name="T16">onDateSet</text:span><text:span text:style-name="T3">(DatePicker view, </text:span><text:span text:style-name="T12">int </text:span><text:span text:style-name="T3">year, </text:span><text:span text:style-name="T12">int </text:span><text:span text:style-name="T3">month, </text:span><text:span text:style-name="T12">int </text:span><text:span text:style-name="T3">dayOfMonth) {</text:span><text:line-break/><text:span text:style-name="T3"> <text:s text:c="23"/></text:span><text:span text:style-name="T8">tv1</text:span><text:span text:style-name="T3">.setText(dayOfMonth+</text:span><text:span text:style-name="T6">"/"</text:span><text:span text:style-name="T3">+(month+</text:span><text:span text:style-name="T18">1</text:span><text:span text:style-name="T3">)+</text:span><text:span text:style-name="T6">"/"</text:span><text:span text:style-name="T3">+year);</text:span><text:line-break/><text:span text:style-name="T3"> <text:s text:c="19"/>}</text:span><text:line-break/><text:span text:style-name="T3"> <text:s text:c="15"/>},dd,mm,yy);</text:span><text:line-break/><text:span text:style-name="T3"> <text:s text:c="15"/></text:span><text:span text:style-name="T8">dp</text:span><text:span text:style-name="T3">.show();</text:span><text:line-break/><text:line-break/><text:span text:style-name="T3"> <text:s text:c="11"/>}</text:span><text:line-break/><text:span text:style-name="T3"> <text:s text:c="7"/>});</text:span><text:line-break/><text:span text:style-name="T3"> <text:s text:c="7"/></text:span><text:span text:style-name="T8">btn1</text:span><text:span text:style-name="T3">.setOnClickListener(</text:span><text:span text:style-name="T12">new </text:span><text:span text:style-name="T3">View.OnClickListener() {</text:span><text:line-break/><text:span text:style-name="T3"> <text:s text:c="11"/></text:span><text:span text:style-name="T14">@Override</text:span><text:line-break/><text:span text:style-name="T14"> <text:s text:c="11"/></text:span><text:span text:style-name="T12">public void </text:span><text:span text:style-name="T16">onClick</text:span><text:span text:style-name="T3">(View v) {</text:span><text:line-break/><text:span text:style-name="T3"> <text:s text:c="15"/></text:span><text:span text:style-name="T8">c</text:span><text:span text:style-name="T3">=Calendar.</text:span><text:span text:style-name="T5">getInstance</text:span><text:span text:style-name="T3">();</text:span><text:line-break/><text:span text:style-name="T3"> <text:s text:c="15"/></text:span><text:span text:style-name="T12">int </text:span><text:span text:style-name="T3">hh=</text:span><text:span text:style-name="T8">c</text:span><text:span text:style-name="T3">.get(Calendar.</text:span><text:span text:style-name="T10">HOUR</text:span><text:span text:style-name="T3">);</text:span><text:line-break/><text:span text:style-name="T3"> <text:s text:c="15"/></text:span><text:span text:style-name="T12">int </text:span><text:span text:style-name="T3">mm=</text:span><text:span text:style-name="T8">c</text:span><text:span text:style-name="T3">.get(Calendar.</text:span><text:span text:style-name="T10">MINUTE</text:span><text:span text:style-name="T3">);</text:span><text:line-break/><text:span text:style-name="T3"> <text:s text:c="15"/></text:span><text:span text:style-name="T8">tp</text:span><text:span text:style-name="T3">=</text:span><text:span text:style-name="T12">new </text:span><text:span text:style-name="T3">TimePickerDialog(MainActivity.</text:span><text:span text:style-name="T12">this</text:span><text:span text:style-name="T3">, </text:span><text:span text:style-name="T12">new </text:span><text:span text:style-name="T3">TimePickerDialog.OnTimeSetListener() {</text:span><text:line-break/><text:span text:style-name="T3"> <text:s text:c="19"/></text:span><text:span text:style-name="T14">@Override</text:span><text:line-break/><text:span text:style-name="T14"> <text:s text:c="19"/></text:span><text:span text:style-name="T12">public void </text:span><text:span text:style-name="T16">onTimeSet</text:span><text:span text:style-name="T3">(TimePicker view, </text:span><text:span text:style-name="T12">int </text:span><text:span text:style-name="T3">hourOfDay, </text:span><text:span text:style-name="T12">int </text:span><text:span text:style-name="T3">minute) {</text:span><text:line-break/><text:line-break/><text:span text:style-name="T3"> <text:s text:c="23"/></text:span><text:span text:style-name="T8">tv2</text:span><text:span text:style-name="T3">.setText(hourOfDay+</text:span><text:span text:style-name="T6">":"</text:span><text:span text:style-name="T3">+minute);</text:span><text:line-break/><text:span text:style-name="T3"> <text:s text:c="19"/>}</text:span><text:line-break/><text:span text:style-name="T3"> <text:s text:c="15"/>},hh,mm,</text:span><text:span text:style-name="T12">true</text:span><text:span text:style-name="T3">);</text:span><text:line-break/><text:span text:style-name="T3"> <text:s text:c="15"/></text:span><text:span text:style-name="T8">tp</text:span><text:span text:style-name="T3">.show();</text:span><text:line-break/><text:span text:style-name="T3"> <text:s text:c="11"/>}</text:span><text:line-break/><text:span text:style-name="T3"> <text:s text:c="7"/>});</text:span><text:line-break/><text:soft-page-break/><text:span text:style-name="T3"> <text:s text:c="3"/>}</text:span><text:line-break/><text:span text:style-name="T3">}</text:span></text:p>
      <text:p text:style-name="P4"/>
      <text:p text:style-name="P7">Q.4.</text:p>
      <text:p text:style-name="P9"><text:span text:style-name="T19">XML:</text:span><text:span text:style-name="T1">&lt;?</text:span><text:span text:style-name="T3">xml version</text:span><text:span text:style-name="T6">="1.0" </text:span><text:span text:style-name="T3">encoding</text:span><text:span text:style-name="T6">="utf-8"</text:span><text:span text:style-name="T1">?&gt;</text:span><text:line-break/><text:span text:style-name="T1">&lt;RelativeLayout </text:span><text:span text:style-name="T3">xmlns:</text:span><text:span text:style-name="T8">android</text:span><text:span text:style-name="T6">="http://schemas.android.com/apk/res/android"</text:span><text:line-break/><text:span text:style-name="T6"> <text:s text:c="3"/></text:span><text:span text:style-name="T3">xmlns:</text:span><text:span text:style-name="T8">app</text:span><text:span text:style-name="T6">="http://schemas.android.com/apk/res-auto"</text:span><text:line-break/><text:span text:style-name="T6"> <text:s text:c="3"/></text:span><text:span text:style-name="T3">xmlns:</text:span><text:span text:style-name="T8">tools</text:span><text:span text:style-name="T6">="http://schemas.android.com/tools"</text:span><text:line-break/><text:span text:style-name="T6"> <text:s text:c="3"/></text:span><text:span text:style-name="T8">android</text:span><text:span text:style-name="T3">:layout_width</text:span><text:span text:style-name="T6">="match_parent"</text:span><text:line-break/><text:span text:style-name="T6"> <text:s text:c="3"/></text:span><text:span text:style-name="T8">android</text:span><text:span text:style-name="T3">:layout_height</text:span><text:span text:style-name="T6">="match_parent"</text:span><text:line-break/><text:span text:style-name="T6"> <text:s text:c="3"/></text:span><text:span text:style-name="T8">tools</text:span><text:span text:style-name="T3">:context</text:span><text:span text:style-name="T6">=".MainActivity" </text:span><text:span text:style-name="T1">&gt;</text:span><text:line-break/><text:line-break/><text:span text:style-name="T1"> <text:s text:c="3"/>&lt;ImageView</text:span><text:line-break/><text:span text:style-name="T1"> <text:s text:c="7"/></text:span><text:span text:style-name="T8">android</text:span><text:span text:style-name="T3">:id</text:span><text:span text:style-name="T6">="@+id/imageView"</text:span><text:line-break/><text:span text:style-name="T6"> <text:s text:c="7"/></text:span><text:span text:style-name="T8">android</text:span><text:span text:style-name="T3">:layout_width</text:span><text:span text:style-name="T6">="wrap_content"</text:span><text:line-break/><text:span text:style-name="T6"> <text:s text:c="7"/></text:span><text:span text:style-name="T8">android</text:span><text:span text:style-name="T3">:layout_height</text:span><text:span text:style-name="T6">="wrap_content"</text:span><text:line-break/><text:span text:style-name="T6"> <text:s text:c="7"/></text:span><text:span text:style-name="T8">android</text:span><text:span text:style-name="T3">:layout_above</text:span><text:span text:style-name="T6">="@+id/button"</text:span><text:line-break/><text:span text:style-name="T6"> <text:s text:c="7"/></text:span><text:span text:style-name="T8">android</text:span><text:span text:style-name="T3">:layout_marginBottom</text:span><text:span text:style-name="T6">="42dp"</text:span><text:line-break/><text:span text:style-name="T6"> <text:s text:c="7"/></text:span><text:span text:style-name="T8">tools</text:span><text:span text:style-name="T3">:srcCompat</text:span><text:span text:style-name="T6">="@tools:sample/backgrounds/scenic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8">android</text:span><text:span text:style-name="T3">:id</text:span><text:span text:style-name="T6">="@+id/button"</text:span><text:line-break/><text:span text:style-name="T6"> <text:s text:c="7"/></text:span><text:span text:style-name="T8">android</text:span><text:span text:style-name="T3">:layout_width</text:span><text:span text:style-name="T6">="wrap_content"</text:span><text:line-break/><text:span text:style-name="T6"> <text:s text:c="7"/></text:span><text:span text:style-name="T8">android</text:span><text:span text:style-name="T3">:layout_height</text:span><text:span text:style-name="T6">="wrap_content"</text:span><text:line-break/><text:span text:style-name="T6"> <text:s text:c="7"/></text:span><text:span text:style-name="T8">android</text:span><text:span text:style-name="T3">:layout_alignParentEnd</text:span><text:span text:style-name="T6">="true"</text:span><text:line-break/><text:span text:style-name="T6"> <text:s text:c="7"/></text:span><text:span text:style-name="T8">android</text:span><text:span text:style-name="T3">:layout_alignParentBottom</text:span><text:span text:style-name="T6">="true"</text:span><text:line-break/><text:span text:style-name="T6"> <text:s text:c="7"/></text:span><text:span text:style-name="T8">android</text:span><text:span text:style-name="T3">:layout_marginEnd</text:span><text:span text:style-name="T6">="161dp"</text:span><text:line-break/><text:span text:style-name="T6"> <text:s text:c="7"/></text:span><text:span text:style-name="T8">android</text:span><text:span text:style-name="T3">:layout_marginBottom</text:span><text:span text:style-name="T6">="277dp"</text:span><text:line-break/><text:span text:style-name="T6"> <text:s text:c="7"/></text:span><text:span text:style-name="T8">android</text:span><text:span text:style-name="T3">:text</text:span><text:span text:style-name="T6">="Button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8">android</text:span><text:span text:style-name="T3">:id</text:span><text:span text:style-name="T6">="@+id/button2"</text:span><text:line-break/><text:span text:style-name="T6"> <text:s text:c="7"/></text:span><text:span text:style-name="T8">android</text:span><text:span text:style-name="T3">:layout_width</text:span><text:span text:style-name="T6">="wrap_content"</text:span><text:line-break/><text:span text:style-name="T6"> <text:s text:c="7"/></text:span><text:span text:style-name="T8">android</text:span><text:span text:style-name="T3">:layout_height</text:span><text:span text:style-name="T6">="wrap_content"</text:span><text:line-break/><text:span text:style-name="T6"> <text:s text:c="7"/></text:span><text:span text:style-name="T8">android</text:span><text:span text:style-name="T3">:layout_alignParentEnd</text:span><text:span text:style-name="T6">="true"</text:span><text:line-break/><text:span text:style-name="T6"> <text:s text:c="7"/></text:span><text:span text:style-name="T8">android</text:span><text:span text:style-name="T3">:layout_alignParentBottom</text:span><text:span text:style-name="T6">="true"</text:span><text:line-break/><text:span text:style-name="T6"> <text:s text:c="7"/></text:span><text:span text:style-name="T8">android</text:span><text:span text:style-name="T3">:layout_marginEnd</text:span><text:span text:style-name="T6">="167dp"</text:span><text:line-break/><text:span text:style-name="T6"> <text:s text:c="7"/></text:span><text:span text:style-name="T8">android</text:span><text:span text:style-name="T3">:layout_marginBottom</text:span><text:span text:style-name="T6">="194dp"</text:span><text:line-break/><text:span text:style-name="T6"> <text:s text:c="7"/></text:span><text:span text:style-name="T8">android</text:span><text:span text:style-name="T3">:text</text:span><text:span text:style-name="T6">="Button" </text:span><text:span text:style-name="T1">/&gt;</text:span><text:line-break/><text:line-break/><text:span text:style-name="T1">&lt;/RelativeLayout&gt;</text:span></text:p>
      <text:p text:style-name="P7"/>
      <text:p text:style-name="P7"/>
      <text:p text:style-name="P7">Program:</text:p>
      <text:p text:style-name="P8"><text:span text:style-name="T12">package </text:span><text:span text:style-name="T3">com.example.ass3q2;</text:span><text:line-break/><text:line-break/><text:span text:style-name="T12">import </text:span><text:span text:style-name="T3">androidx.appcompat.app.AppCompatActivity;</text:span><text:line-break/><text:line-break/><text:span text:style-name="T12">import </text:span><text:span text:style-name="T3">android.os.Bundle;</text:span><text:line-break/><text:span text:style-name="T12">import </text:span><text:span text:style-name="T3">android.view.View;</text:span><text:line-break/><text:span text:style-name="T12">import </text:span><text:span text:style-name="T3">android.widget.Button;</text:span><text:line-break/><text:span text:style-name="T12">import </text:span><text:span text:style-name="T3">android.widget.ImageView;</text:span><text:line-break/><text:span text:style-name="T12">import </text:span><text:span text:style-name="T3">android.widget.Switch;</text:span><text:line-break/><text:span text:style-name="T12">import </text:span><text:span text:style-name="T3">android.widget.ToggleButton;</text:span><text:line-break/><text:line-break/><text:span text:style-name="T12">public class </text:span><text:span text:style-name="T3">MainActivity </text:span><text:span text:style-name="T12">extends </text:span><text:span text:style-name="T3">AppCompatActivity {</text:span><text:line-break/><text:span text:style-name="T3"> <text:s text:c="3"/>ImageView </text:span><text:span text:style-name="T8">iv</text:span><text:span text:style-name="T3">;</text:span><text:line-break/><text:span text:style-name="T3"> <text:s text:c="3"/>Button </text:span><text:span text:style-name="T8">btn</text:span><text:span text:style-name="T3">;</text:span><text:line-break/><text:span text:style-name="T3"> <text:s text:c="3"/>Button </text:span><text:span text:style-name="T8">btn1</text:span><text:span text:style-name="T3">;</text:span><text:line-break/><text:soft-page-break/><text:line-break/><text:line-break/><text:line-break/><text:line-break/><text:span text:style-name="T3"> <text:s text:c="3"/></text:span><text:span text:style-name="T14">@Override</text:span><text:line-break/><text:span text:style-name="T14"> <text:s text:c="3"/></text:span><text:span text:style-name="T12">protected void </text:span><text:span text:style-name="T16">onCreate</text:span><text:span text:style-name="T3">(Bundle savedInstanceState) {</text:span><text:line-break/><text:span text:style-name="T3"> <text:s text:c="7"/></text:span><text:span text:style-name="T12">super</text:span><text:span text:style-name="T3">.onCreate(savedInstanceState);</text:span><text:line-break/><text:span text:style-name="T3"> <text:s text:c="7"/>setContentView(R.layout.</text:span><text:span text:style-name="T10">activity_main</text:span><text:span text:style-name="T3">);</text:span><text:line-break/><text:span text:style-name="T3"> <text:s text:c="7"/></text:span><text:span text:style-name="T8">iv</text:span><text:span text:style-name="T3">=findViewById(R.id.</text:span><text:span text:style-name="T10">imageView</text:span><text:span text:style-name="T3">);</text:span><text:line-break/><text:span text:style-name="T3"> <text:s text:c="7"/></text:span><text:span text:style-name="T8">btn</text:span><text:span text:style-name="T3">=findViewById(R.id.</text:span><text:span text:style-name="T10">button</text:span><text:span text:style-name="T3">);</text:span><text:line-break/><text:span text:style-name="T3"> <text:s text:c="7"/></text:span><text:span text:style-name="T8">btn1</text:span><text:span text:style-name="T3">=findViewById(R.id.</text:span><text:span text:style-name="T10">button2</text:span><text:span text:style-name="T3">);</text:span><text:line-break/><text:line-break/><text:span text:style-name="T3"> <text:s text:c="7"/></text:span><text:span text:style-name="T8">btn</text:span><text:span text:style-name="T3">.setOnClickListener(</text:span><text:span text:style-name="T12">new </text:span><text:span text:style-name="T3">View.OnClickListener() {</text:span><text:line-break/><text:span text:style-name="T3"> <text:s text:c="11"/></text:span><text:span text:style-name="T14">@Override</text:span><text:line-break/><text:span text:style-name="T14"> <text:s text:c="11"/></text:span><text:span text:style-name="T12">public void </text:span><text:span text:style-name="T16">onClick</text:span><text:span text:style-name="T3">(View v) { </text:span><text:span text:style-name="T8">iv</text:span><text:span text:style-name="T3">.setImageResource(R.drawable.</text:span><text:span text:style-name="T10">ic_launcher_background</text:span><text:span text:style-name="T3">);</text:span><text:line-break/><text:line-break/><text:span text:style-name="T3"> <text:s text:c="11"/>}</text:span><text:line-break/><text:span text:style-name="T3"> <text:s text:c="7"/>});</text:span><text:line-break/><text:line-break/><text:span text:style-name="T3"> <text:s text:c="7"/></text:span><text:span text:style-name="T8">btn1</text:span><text:span text:style-name="T3">.setOnClickListener(</text:span><text:span text:style-name="T12">new </text:span><text:span text:style-name="T3">View.OnClickListener() {</text:span><text:line-break/><text:span text:style-name="T3"> <text:s text:c="11"/></text:span><text:span text:style-name="T14">@Override</text:span><text:line-break/><text:span text:style-name="T14"> <text:s text:c="11"/></text:span><text:span text:style-name="T12">public void </text:span><text:span text:style-name="T16">onClick</text:span><text:span text:style-name="T3">(View v) { </text:span><text:span text:style-name="T8">iv</text:span><text:span text:style-name="T3">.setImageResource(R.drawable.</text:span><text:span text:style-name="T10">ic_launcher_background</text:span><text:span text:style-name="T3">);</text:span><text:line-break/><text:line-break/><text:span text:style-name="T3"> <text:s text:c="11"/>}</text:span><text:line-break/><text:span text:style-name="T3"> <text:s text:c="7"/>});</text:span><text:line-break/><text:line-break/><text:span text:style-name="T3"> <text:s text:c="3"/>}</text:span><text:line-break/><text:span text:style-name="T3">}</text:span></text:p>
      <text:p text:style-name="P7"/>
      <text:p text:style-name="P7">Q.5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4:50:03.595941494</meta:creation-date>
    <dc:date>2024-02-06T16:53:24.138826395</dc:date>
    <meta:editing-duration>PT1H1M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16" meta:word-count="391" meta:character-count="7905" meta:non-whitespace-character-count="5976"/>
  </office:meta>
</office:document-meta>
</file>